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73cm" fo:min-width="0cm"/>
    </style:style>
    <style:style style:name="gr4" style:family="graphic" style:parent-style-name="standard">
      <style:graphic-properties draw:textarea-horizontal-align="center" draw:textarea-vertical-align="middle"/>
    </style:style>
    <style:style style:name="gr5" style:family="graphic" style:parent-style-name="standard">
      <style:graphic-properties draw:fill="solid" draw:fill-color="#ccffcc" draw:textarea-horizontal-align="center" draw:textarea-vertical-align="middle"/>
    </style:style>
    <style:style style:name="gr6" style:family="graphic" style:parent-style-name="standard">
      <style:graphic-properties draw:fill="solid" draw:fill-color="#ff420e" draw:textarea-horizontal-align="center" draw:textarea-vertical-align="middle"/>
    </style:style>
    <style:style style:name="gr7" style:family="graphic" style:parent-style-name="standard">
      <style:graphic-properties draw:fill="solid" draw:fill-color="#ccff99" draw:textarea-horizontal-align="center" draw:textarea-vertical-align="middle"/>
    </style:style>
    <style:style style:name="pr1" style:family="presentation" style:parent-style-name="Default-notes">
      <style:graphic-properties draw:fill-color="#ffffff" draw:auto-grow-height="true" fo:min-height="13.365cm"/>
    </style:style>
    <style:style style:name="pr2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layer="layout" svg:width="14.138cm" svg:height="11.643cm" svg:x="4.447cm" svg:y="3.902cm">
          <draw:text-box>
            <text:p>定冠词</text:p>
            <text:p/>
            <text:p>a/an the</text:p>
            <text:p/>
            <text:p>a/an 不定冠词</text:p>
            <text:p>the 定冠词</text:p>
            <text:p/>
            <text:p>A student needs time to play games.</text:p>
            <text:p/>
            <text:p>the sun, the eath, the moon</text:p>
            <text:p>There is a table in the room. The table is broken.</text:p>
            <text:p>Please close the door. </text:p>
            <text:p>John is the tallest student in the class.</text:p>
            <text:p/>
            <text:p/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3" draw:layer="layout" svg:width="6.496cm" svg:height="3.023cm" svg:x="3.004cm" svg:y="2.477cm">
          <draw:text-box>
            <text:p/>
            <text:p>another, other, others</text:p>
            <text:p/>
          </draw:text-box>
        </draw:frame>
        <draw:circle draw:style-name="gr4" draw:text-style-name="P1" draw:layer="layout" svg:width="1.5cm" svg:height="1.5cm" svg:x="5.5cm" svg:y="7.5cm">
          <text:p/>
        </draw:circle>
        <draw:circle draw:style-name="gr4" draw:text-style-name="P1" draw:layer="layout" svg:width="1.5cm" svg:height="1.5cm" svg:x="8.8cm" svg:y="9.6cm">
          <text:p/>
        </draw:circle>
        <draw:circle draw:style-name="gr5" draw:text-style-name="P1" draw:layer="layout" svg:width="1.5cm" svg:height="1.5cm" svg:x="9.4cm" svg:y="6.2cm">
          <text:p/>
        </draw:circle>
        <draw:circle draw:style-name="gr6" draw:text-style-name="P1" draw:layer="layout" svg:width="1.5cm" svg:height="1.5cm" svg:x="8.8cm" svg:y="9.6cm">
          <text:p/>
        </draw:circle>
        <draw:frame draw:style-name="gr1" draw:layer="layout" svg:width="14.633cm" svg:height="2.387cm" svg:x="4.5cm" svg:y="12.613cm">
          <draw:text-box>
            <text:p>There are 3 balls.</text:p>
            <text:p/>
            <text:p>One is blue, another one is green, the other is red.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circle draw:style-name="gr4" draw:text-style-name="P1" draw:layer="layout" svg:width="1.5cm" svg:height="1.5cm" svg:x="6cm" svg:y="4.5cm">
          <text:p/>
        </draw:circle>
        <draw:circle draw:style-name="gr7" draw:text-style-name="P1" draw:layer="layout" svg:width="1.5cm" svg:height="1.5cm" svg:x="10.3cm" svg:y="3.8cm">
          <text:p/>
        </draw:circle>
        <draw:circle draw:style-name="gr6" draw:text-style-name="P1" draw:layer="layout" svg:width="1.5cm" svg:height="1.5cm" svg:x="10.3cm" svg:y="7.5cm">
          <text:p/>
        </draw:circle>
        <draw:circle draw:style-name="gr6" draw:text-style-name="P1" draw:layer="layout" svg:width="1.5cm" svg:height="1.5cm" svg:x="6.4cm" svg:y="7.9cm">
          <text:p/>
        </draw:circle>
        <draw:frame draw:style-name="gr1" draw:layer="layout" svg:width="15.408cm" svg:height="2.387cm" svg:x="4.501cm" svg:y="12.614cm">
          <draw:text-box>
            <text:p>There are 4 balls.</text:p>
            <text:p/>
            <text:p>One is blue, another one is green, the others are red.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circle draw:style-name="gr4" draw:text-style-name="P1" draw:layer="layout" svg:width="1.5cm" svg:height="1.5cm" svg:x="7.5cm" svg:y="4cm">
          <text:p/>
        </draw:circle>
        <draw:circle draw:style-name="gr7" draw:text-style-name="P1" draw:layer="layout" svg:width="1.5cm" svg:height="1.5cm" svg:x="12cm" svg:y="5.5cm">
          <text:p/>
        </draw:circle>
        <draw:circle draw:style-name="gr6" draw:text-style-name="P1" draw:layer="layout" svg:width="1.5cm" svg:height="1.5cm" svg:x="11.5cm" svg:y="9cm">
          <text:p/>
        </draw:circle>
        <draw:circle draw:style-name="gr6" draw:text-style-name="P1" draw:layer="layout" svg:width="1.5cm" svg:height="1.5cm" svg:x="7cm" svg:y="8.5cm">
          <text:p/>
        </draw:circle>
        <draw:frame draw:style-name="gr1" draw:layer="layout" svg:width="15.496cm" svg:height="2.387cm" svg:x="4.501cm" svg:y="12.614cm">
          <draw:text-box>
            <text:p>There are 7 balls.</text:p>
            <text:p/>
            <text:p>Two are blue, other two are green, the others are red.</text:p>
          </draw:text-box>
        </draw:frame>
        <draw:circle draw:style-name="gr7" draw:text-style-name="P1" draw:layer="layout" svg:width="1.5cm" svg:height="1.5cm" svg:x="16.5cm" svg:y="4.5cm">
          <text:p/>
        </draw:circle>
        <draw:circle draw:style-name="gr6" draw:text-style-name="P1" draw:layer="layout" svg:width="1.5cm" svg:height="1.5cm" svg:x="15.5cm" svg:y="9cm">
          <text:p/>
        </draw:circle>
        <draw:circle draw:style-name="gr4" draw:text-style-name="P1" draw:layer="layout" svg:width="1.5cm" svg:height="1.5cm" svg:x="10.2cm" svg:y="2.8cm">
          <text:p/>
        </draw:circl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26M35S</meta:editing-duration>
    <meta:editing-cycles>3</meta:editing-cycles>
    <meta:generator>OpenOffice/4.1.11$Win32 OpenOffice.org_project/4111m1$Build-9808</meta:generator>
    <dc:date>2025-01-18T22:20:11.32</dc:date>
    <meta:document-statistic meta:object-count="49"/>
  </office:meta>
</office:document-meta>
</file>